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580000001FCE58C672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OpenSymbol" svg:font-family="OpenSymbol"/>
    <style:font-face style:name="DejaVu Sans Mono1" svg:font-family="'DejaVu Sans Mono'" style:font-family-generic="modern" style:font-pitch="fixed"/>
    <style:font-face style:name="DejaVu Sans Mono2" svg:font-family="'DejaVu Sans Mono'" style:font-family-generic="swiss" style:font-pitch="fixed"/>
    <style:font-face style:name="DejaVu Sans Mono" svg:font-family="'DejaVu Sans Mono'" style:font-adornments="Book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 fo:break-before="page"/>
      <style:text-properties style:font-name="Bitstream Vera Sans" fo:font-size="22pt" style:font-size-asian="22pt" style:font-size-complex="22pt"/>
    </style:style>
    <style:style style:name="P2" style:family="paragraph" style:parent-style-name="Standard">
      <style:paragraph-properties fo:text-align="center" style:justify-single-word="false"/>
      <style:text-properties style:font-name="Bitstream Vera Sans" fo:font-size="22pt" style:font-size-asian="22pt" style:font-size-complex="22pt"/>
    </style:style>
    <style:style style:name="P3" style:family="paragraph" style:parent-style-name="Standard">
      <style:paragraph-properties fo:text-align="center" style:justify-single-word="false"/>
      <style:text-properties style:font-name="Bitstream Vera Sans" fo:font-size="16pt" style:font-size-asian="16pt" style:font-size-complex="16pt"/>
    </style:style>
    <style:style style:name="P4" style:family="paragraph" style:parent-style-name="Standard">
      <style:paragraph-properties fo:orphans="0" fo:widows="0"/>
      <style:text-properties officeooo:paragraph-rsid="00231692"/>
    </style:style>
    <style:style style:name="P5" style:family="paragraph" style:parent-style-name="Standard">
      <style:paragraph-properties fo:orphans="0" fo:widows="0"/>
      <style:text-properties officeooo:rsid="000e570e" officeooo:paragraph-rsid="00231692"/>
    </style:style>
    <style:style style:name="P6" style:family="paragraph" style:parent-style-name="Standard" style:master-page-name="">
      <style:paragraph-properties fo:orphans="0" fo:widows="0" style:page-number="auto"/>
    </style:style>
    <style:style style:name="P7" style:family="paragraph" style:parent-style-name="Standard" style:list-style-name="L1">
      <style:paragraph-properties fo:orphans="0" fo:widows="0"/>
    </style:style>
    <style:style style:name="P8" style:family="paragraph" style:parent-style-name="Standard" style:list-style-name="L2">
      <style:paragraph-properties fo:orphans="0" fo:widows="0"/>
    </style:style>
    <style:style style:name="P9" style:family="paragraph" style:parent-style-name="Standard" style:list-style-name="L3">
      <style:paragraph-properties fo:orphans="0" fo:widows="0"/>
    </style:style>
    <style:style style:name="P10" style:family="paragraph" style:parent-style-name="Standard" style:list-style-name="L4">
      <style:paragraph-properties fo:orphans="0" fo:widows="0"/>
    </style:style>
    <style:style style:name="P11" style:family="paragraph" style:parent-style-name="Standard" style:list-style-name="L5">
      <style:paragraph-properties fo:orphans="0" fo:widows="0"/>
    </style:style>
    <style:style style:name="P12" style:family="paragraph" style:parent-style-name="Standard" style:list-style-name="L6">
      <style:paragraph-properties fo:orphans="0" fo:widows="0"/>
    </style:style>
    <style:style style:name="P13" style:family="paragraph" style:parent-style-name="Standard" style:list-style-name="L7">
      <style:paragraph-properties fo:orphans="0" fo:widows="0"/>
      <style:text-properties officeooo:paragraph-rsid="00231692"/>
    </style:style>
    <style:style style:name="P14" style:family="paragraph" style:parent-style-name="Standard" style:list-style-name="L2"/>
    <style:style style:name="P15" style:family="paragraph" style:parent-style-name="Standard" style:list-style-name="L7">
      <style:text-properties officeooo:paragraph-rsid="00231692"/>
    </style:style>
    <style:style style:name="P16" style:family="paragraph" style:parent-style-name="Standard" style:list-style-name="L7">
      <style:paragraph-properties fo:orphans="0" fo:widows="0"/>
      <style:text-properties officeooo:rsid="001f618e" officeooo:paragraph-rsid="00231692"/>
    </style:style>
    <style:style style:name="P17" style:family="paragraph" style:parent-style-name="Heading_20_2">
      <style:paragraph-properties fo:break-before="page"/>
    </style:style>
    <style:style style:name="T1" style:family="text">
      <style:text-properties officeooo:rsid="001b6c11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073b7d"/>
    </style:style>
    <style:style style:name="T4" style:family="text">
      <style:text-properties officeooo:rsid="00231692"/>
    </style:style>
    <style:style style:name="T5" style:family="text">
      <style:text-properties officeooo:rsid="002495b8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bullet text:level="3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aphics1" text:anchor-type="page" text:anchor-page-number="1" svg:x="6.3472in" svg:y="10.1874in" svg:width="0.8827in" svg:height="0.311in" draw:z-index="0">
        <draw:image xlink:href="Pictures/10000201000000580000001FCE58C672.png" xlink:type="simple" xlink:show="embed" xlink:actuate="onLoad"/>
      </draw:frame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Programming with Haiku</text:p>
      <text:p text:style-name="P3"/>
      <text:p text:style-name="P3">Unit 2 Review</text:p>
      <text:p text:style-name="P3"/>
      <text:p text:style-name="P3">Written by DarkWyrm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6">All material © 2010 DarkWyrm</text:p>
      <text:h text:style-name="P17" text:outline-level="2">Lesson 6</text:h>
      <text:list xml:id="list542614825" text:style-name="L1">
        <text:list-item>
          <text:p text:style-name="P7">What class is responsible for creating the connection with the app_server?</text:p>
        </text:list-item>
      </text:list>
      <text:h text:style-name="Heading_20_2" text:outline-level="2">Lesson 7</text:h>
      <text:list xml:id="list2143183797" text:continue-list="list542614825" text:style-name="L1">
        <text:list-item text:start-value="1">
          <text:p text:style-name="P7">What is the purpose of the Support Kit?</text:p>
        </text:list-item>
        <text:list-item>
          <text:p text:style-name="P7">What is the name of the method responsible for handling messages sent to a BWindow?</text:p>
        </text:list-item>
        <text:list-item>
          <text:p text:style-name="P7">What does the BButton method ResizeToPreferred() do? Why <text:span text:style-name="T1">should </text:span>we use it?</text:p>
        </text:list-item>
      </text:list>
      <text:h text:style-name="Heading_20_2" text:outline-level="2">Lesson 8</text:h>
      <text:list xml:id="list314329203" text:style-name="L2">
        <text:list-item>
          <text:p text:style-name="P8">What class do all GUI controls ultimately inherit from?</text:p>
        </text:list-item>
        <text:list-item>
          <text:p text:style-name="P14">Why is the <text:span text:style-name="Code">B_WILL_DRAW</text:span> flag important for BView objects?</text:p>
        </text:list-item>
        <text:list-item>
          <text:p text:style-name="P8">What is the difference between the methods <text:span text:style-name="Code">Bounds()</text:span> and <text:span text:style-name="Code">Frame()</text:span>?</text:p>
        </text:list-item>
      </text:list>
      <text:h text:style-name="Heading_20_2" text:outline-level="2">Lesson 9</text:h>
      <text:list xml:id="list1262901134" text:style-name="L3">
        <text:list-item>
          <text:p text:style-name="P9">What is the difference between BListView's <text:span text:style-name="Code">SetSelectionMessage()</text:span> and <text:span text:style-name="Code">SetInvocationMessage()</text:span>?</text:p>
        </text:list-item>
        <text:list-item>
          <text:p text:style-name="P9">What is the purpose of <text:span text:style-name="Code">SetTarget()</text:span>?</text:p>
        </text:list-item>
      </text:list>
      <text:h text:style-name="Heading_20_2" text:outline-level="2">Lesson 10</text:h>
      <text:list xml:id="list221925311" text:style-name="L4">
        <text:list-item>
          <text:p text:style-name="P10">What is the difference between a BFile and a BEntry?</text:p>
        </text:list-item>
        <text:list-item>
          <text:p text:style-name="P10">What is an <text:span text:style-name="Code">entry_ref</text:span>?</text:p>
        </text:list-item>
        <text:list-item>
          <text:p text:style-name="P10">How is an <text:span text:style-name="Code">entry_ref</text:span> different from BEntry?</text:p>
        </text:list-item>
      </text:list>
      <text:h text:style-name="Heading_20_2" text:outline-level="2">Lesson 11</text:h>
      <text:list xml:id="list1340318923" text:style-name="L5">
        <text:list-item>
          <text:p text:style-name="P11">Can a BFile object perform operations on attributes? Why or why not?</text:p>
        </text:list-item>
        <text:list-item>
          <text:p text:style-name="P11">What must be done in order to read a BFile's data into a BString object?</text:p>
        </text:list-item>
      </text:list>
      <text:h text:style-name="Heading_20_2" text:outline-level="2">Lesson 12</text:h>
      <text:list xml:id="list611070479" text:style-name="L6">
        <text:list-item>
          <text:p text:style-name="P12">What is metadata?</text:p>
        </text:list-item>
        <text:list-item>
          <text:p text:style-name="P12">What is the size limit of an indexed attribute?</text:p>
        </text:list-item>
        <text:list-item>
          <text:p text:style-name="P12">What is the airspeed velocity of an unladen swallow?</text:p>
        </text:list-item>
        <text:list-item>
          <text:p text:style-name="P12">Which of these types may NOT be used in an indexed attribute?</text:p>
          <text:list>
            <text:list-item>
              <text:p text:style-name="P12"><text:span text:style-name="Code">float</text:span></text:p>
            </text:list-item>
            <text:list-item>
              <text:p text:style-name="P12"><text:span text:style-name="Code">bool</text:span></text:p>
            </text:list-item>
            <text:list-item>
              <text:p text:style-name="P12">string</text:p>
            </text:list-item>
            <text:list-item>
              <text:p text:style-name="P12"><text:span text:style-name="Code">int64</text:span></text:p>
            </text:list-item>
            <text:list-item>
              <text:p text:style-name="P12"><text:span text:style-name="Code">char</text:span></text:p>
            </text:list-item>
          </text:list>
        </text:list-item>
        <text:list-item>
          <text:p text:style-name="P12">Which class should be used to set the preferred application for a file type? How about for an individual file?</text:p>
        </text:list-item>
      </text:list>
      <text:h text:style-name="Heading_20_2" text:outline-level="2">Lesson 13</text:h>
      <text:list xml:id="list958954778" text:style-name="L7">
        <text:list-item>
          <text:p text:style-name="P13">How can you find out if a particular attribute can be queried?</text:p>
        </text:list-item>
        <text:list-item>
          <text:p text:style-name="P13">What Terminal command can make it possible for an attribute to be queried?</text:p>
        </text:list-item>
        <text:list-item>
          <text:p text:style-name="P13">What is the side effect of having a large number of attributes which can be queried?</text:p>
        </text:list-item>
        <text:list-item>
          <text:p text:style-name="P13"><text:soft-page-break/>What is Reverse Polish Notation?</text:p>
        </text:list-item>
      </text:list>
      <text:p text:style-name="P4"/>
      <text:p text:style-name="P5"><text:span text:style-name="T2">Bonus</text:span>: <text:span text:style-name="T4">Which functions can be used to find out the names of indexed attributes on a volume?</text:span></text:p>
      <text:h text:style-name="Heading_20_2" text:outline-level="2">Lesson 14</text:h>
      <text:list xml:id="list1551797498" text:continue-list="list958954778" text:style-name="L7">
        <text:list-item text:start-value="1">
          <text:p text:style-name="P13">Which of these is NOT a node-monitoring flag?</text:p>
          <text:list>
            <text:list-item>
              <text:p text:style-name="P13"><text:span text:style-name="Code">B_WATCH_NAME</text:span></text:p>
            </text:list-item>
            <text:list-item>
              <text:p text:style-name="P13"><text:span text:style-name="Code">B_WATCH_STAT</text:span></text:p>
            </text:list-item>
            <text:list-item>
              <text:p text:style-name="P13"><text:span text:style-name="Code">B_WATCH_ATTR</text:span></text:p>
            </text:list-item>
            <text:list-item>
              <text:p text:style-name="P13"><text:span text:style-name="Code">B_WATCH_</text:span><text:span text:style-name="Code"><text:span text:style-name="T3">FILE</text:span></text:span></text:p>
            </text:list-item>
          </text:list>
        </text:list-item>
        <text:list-item>
          <text:p text:style-name="P15">Why do both <text:span text:style-name="Code">entry_ref </text:span>and <text:span text:style-name="Code">node_ref</text:span> objects need to be stored away to handle <text:span text:style-name="Code">B_ENTRY_REMOVED</text:span> operations?</text:p>
        </text:list-item>
      </text:list>
      <text:h text:style-name="Heading_20_2" text:outline-level="2">Lesson 15</text:h>
      <text:list xml:id="list447082607" text:continue-list="list1551797498" text:style-name="L7">
        <text:list-item text:start-value="1">
          <text:p text:style-name="P16">Write a MIME sniffer rule which looks for the pattern 'FOOBAR' followed by two zero bytes in the first thirty-two characters of a file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StarSymbol" svg:font-family="StarSymbol" style:font-charset="x-symbol"/>
    <style:font-face style:name="OpenSymbol" svg:font-family="OpenSymbol"/>
    <style:font-face style:name="DejaVu Sans Mono1" svg:font-family="'DejaVu Sans Mono'" style:font-family-generic="modern" style:font-pitch="fixed"/>
    <style:font-face style:name="DejaVu Sans Mono2" svg:font-family="'DejaVu Sans Mono'" style:font-family-generic="swiss" style:font-pitch="fixed"/>
    <style:font-face style:name="DejaVu Sans Mono" svg:font-family="'DejaVu Sans Mono'" style:font-adornments="Book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orphans="2" fo:widows="2" style:page-number="auto" style:shadow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3pt" fo:font-style="italic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11pt" fo:font-style="italic" fo:font-weight="normal" style:font-size-asian="85%" style:font-style-asian="italic" style:font-weight-asian="normal" style:font-size-complex="85%" style:font-style-complex="italic" style:font-weight-complex="normal"/>
    </style:style>
    <style:style style:name="CodeBlock" style:family="paragraph" style:parent-style-name="Standard">
      <style:paragraph-properties style:shadow="none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style:font-name="DejaVu Sans Mono" fo:font-size="10pt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Quotations" style:family="paragraph" style:parent-style-name="Standard" style:class="html">
      <style:paragraph-properties fo:margin-left="0.3937in" fo:margin-right="0.3937in" fo:margin-top="0in" fo:margin-bottom="0.1965in" fo:text-indent="0in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1" fo:font-size="10pt" style:font-name-asian="DejaVu Sans Mono1" style:font-size-asian="10pt" style:font-name-complex="DejaVu Sans Mono1" style:font-size-complex="10pt"/>
    </style:style>
    <style:style style:name="Proofreading" style:family="paragraph" style:parent-style-name="Standard"/>
    <style:style style:name="Code" style:family="text">
      <style:text-properties style:font-name="DejaVu Sans Mono2" fo:font-size="10pt" style:font-size-asian="10pt" style:font-size-complex="10pt"/>
    </style:style>
    <style:style style:name="Definition" style:family="text">
      <style:text-properties fo:font-weight="bold" fo:background-color="transparent" style:font-size-asian="10.5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Emphasis" style:family="text">
      <style:text-properties fo:font-style="italic" style:font-style-asian="italic" style:font-style-complex="italic"/>
    </style:style>
    <style:style style:name="comment1_5f_cpp" style:display-name="comment1_cpp" style:family="text">
      <style:text-properties fo:color="#800080" fo:font-style="normal" fo:font-weight="normal"/>
    </style:style>
    <style:style style:name="comment0_5f_cpp" style:display-name="comment0_cpp" style:family="text">
      <style:text-properties fo:color="#008000" fo:font-style="normal" fo:font-weight="normal"/>
    </style:style>
    <style:style style:name="keyword3_5f_cpp" style:display-name="keyword3_cpp" style:family="text">
      <style:text-properties fo:color="#0000ff" fo:font-style="normal" fo:font-weight="normal"/>
    </style:style>
    <style:style style:name="symbol0_5f_cpp" style:display-name="symbol0_cpp" style:family="text">
      <style:text-properties fo:color="#000000" fo:font-style="normal" fo:font-weight="normal"/>
    </style:style>
    <style:style style:name="keyword1_5f_cpp" style:display-name="keyword1_cpp" style:family="text">
      <style:text-properties fo:color="#0000ff" fo:font-style="normal" fo:font-weight="normal"/>
    </style:style>
    <style:style style:name="symbol1_5f_cpp" style:display-name="symbol1_cpp" style:family="text">
      <style:text-properties fo:color="#000080" fo:font-style="normal" fo:font-weight="normal"/>
    </style:style>
    <style:style style:name="symbol2_5f_cpp" style:display-name="symbol2_cpp" style:family="text">
      <style:text-properties fo:color="#000040" fo:font-style="normal" fo:font-weight="normal"/>
    </style:style>
    <style:style style:name="symbol4_5f_cpp" style:display-name="symbol4_cpp" style:family="text">
      <style:text-properties fo:color="#008080" fo:font-style="normal" fo:font-weight="normal"/>
    </style:style>
    <style:style style:name="number_5f_cpp" style:display-name="number_cpp" style:family="text">
      <style:text-properties fo:color="#0000dd" fo:font-style="normal" fo:font-weight="normal"/>
    </style:style>
    <style:style style:name="keyword2_5f_cpp" style:display-name="keyword2_cpp" style:family="text">
      <style:text-properties fo:color="#0000dd" fo:font-style="normal" fo:font-weight="normal"/>
    </style:style>
    <style:style style:name="string_5f_cpp" style:display-name="string_cpp" style:family="text">
      <style:text-properties fo:color="#999999" fo:font-style="normal" fo:font-weight="normal"/>
    </style:style>
    <style:style style:name="escaped_5f_cpp" style:display-name="escaped_cpp" style:family="text">
      <style:text-properties fo:color="#666666" fo:font-style="normal" fo:font-weight="bold"/>
    </style:style>
    <style:style style:name="keyword0_5f_cpp" style:display-name="keyword0_cpp" style:family="text">
      <style:text-properties fo:color="#0000ff" fo:font-style="normal" fo:font-weight="normal"/>
    </style:style>
    <style:style style:name="symbol3_5f_cpp" style:display-name="symbol3_cpp" style:family="text">
      <style:text-properties fo:color="#000040" fo:font-style="normal" fo:font-weight="normal"/>
    </style:style>
    <style:style style:name="Numbering_20_Symbols" style:display-name="Numbering Symbols" style:family="text"/>
    <style:style style:name="member0_5f_cpp" style:display-name="member0_cpp" style:family="text">
      <style:text-properties fo:color="#007788" fo:font-style="normal" fo:font-weight="normal"/>
    </style:style>
    <style:style style:name="member1_5f_cpp" style:display-name="member1_cpp" style:family="text">
      <style:text-properties fo:color="#007788" fo:font-style="normal" fo:font-weight="norma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Source_20_Text" style:display-name="Source Text" style:family="text">
      <style:text-properties style:font-name="DejaVu Sans Mono1" style:font-name-asian="DejaVu Sans Mono1" style:font-name-complex="DejaVu Sans Mono1"/>
    </style:style>
    <style:style style:name="Book_20_Reference" style:display-name="Book Reference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roof-strike" style:family="text">
      <style:text-properties fo:color="#ff0000" style:text-line-through-style="solid" fo:background-color="#ffff00"/>
    </style:style>
    <style:style style:name="proof" style:family="text">
      <style:text-properties fo:color="#ff0000" fo:background-color="#ffff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 style:page-usage="mirrored">
      <style:page-layout-properties fo:page-width="8.2681in" fo:page-height="11.6929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1-11T08:55:39</meta:creation-date>
    <dc:date>2011-01-09T07:15:16</dc:date>
    <meta:editing-duration>PT91H05M40S</meta:editing-duration>
    <meta:editing-cycles>1388</meta:editing-cycles>
    <meta:generator>OpenOffice.org/3.2$Linux OpenOffice.org_project/320m19$Build-9505</meta:generator>
    <dc:creator>DarkWyrm </dc:creator>
    <meta:document-statistic meta:table-count="0" meta:image-count="1" meta:object-count="0" meta:page-count="3" meta:paragraph-count="50" meta:word-count="379" meta:character-count="2060"/>
    <meta:user-defined meta:name="Info 1"/>
    <meta:user-defined meta:name="Info 2"/>
    <meta:user-defined meta:name="Info 3"/>
    <meta:user-defined meta:name="Info 4"/>
  </office:meta>
</office:document-meta>
</file>